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9.47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łeć</text:p>
          </table:table-cell>
          <table:table-cell office:value-type="string" calcext:value-type="string">
            <text:p>met_pl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met_wi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ejsce.zamieszkania</text:p>
          </table:table-cell>
          <table:table-cell office:value-type="string" calcext:value-type="string">
            <text:p>met_msc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met_wyk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czę.się.studiuję</text:p>
          </table:table-cell>
          <table:table-cell office:value-type="string" calcext:value-type="string">
            <text:p>met_ucz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acuję.na.całym.etacie</text:p>
          </table:table-cell>
          <table:table-cell office:value-type="string" calcext:value-type="string">
            <text:p>met_pra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acuję.na.części.etat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ykonuję.pracę.dorywczą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meryt.rencist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e.pracuję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czba.osób.w.gospodarstwie.domowym</text:p>
          </table:table-cell>
          <table:table-cell office:value-type="string" calcext:value-type="string">
            <text:p>met_osb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czba.dzieci.w.gospodarstwie.domowym</text:p>
          </table:table-cell>
          <table:table-cell office:value-type="string" calcext:value-type="string">
            <text:p>met_dzi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konuję.zakupów.samodzielnie</text:p>
          </table:table-cell>
          <table:table-cell office:value-type="string" calcext:value-type="string">
            <text:p>met_zak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czestniczę.z.rodziną.współlokatorami.w.zakupach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ie.dokonuję.zakupów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zygotowuję.posiłki.samodzielnie</text:p>
          </table:table-cell>
          <table:table-cell office:value-type="string" calcext:value-type="string">
            <text:p>met_p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czestniczę.z.rodziną.współlokatorami.w.przygotowaniu.posiłków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.przygotowuję.posiłków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k.ocenia.Pan.Pani.sytuację.finansową.swojego.gospodarstwa.domowego.</text:p>
          </table:table-cell>
          <table:table-cell office:value-type="string" calcext:value-type="string">
            <text:p>met_fi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k.ocenia.Pan.Pani.swoją.wiedzę.żywieniową</text:p>
          </table:table-cell>
          <table:table-cell office:value-type="string" calcext:value-type="string">
            <text:p>met_zyw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ką.dietę.Pan.Pani.stosuje.</text:p>
          </table:table-cell>
          <table:table-cell office:value-type="string" calcext:value-type="string">
            <text:p>met_di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żne..by.żywność.zawierała.mało.kalorii</text:p>
          </table:table-cell>
          <table:table-cell office:value-type="string" calcext:value-type="string">
            <text:p>fcq_kal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żne..by.żywność.była.warta.pieniędzy..które.za.nią.płacę</text:p>
          </table:table-cell>
          <table:table-cell office:value-type="string" calcext:value-type="string">
            <text:p>fcq_pie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żne..by.żywność.była.opakowana.w.sposób.przyjazny.dla.środowiska</text:p>
          </table:table-cell>
          <table:table-cell office:value-type="string" calcext:value-type="string">
            <text:p>fcq_opk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żne..by.żywność.pochodziła.z.produkcji.ekologicznej</text:p>
          </table:table-cell>
          <table:table-cell office:value-type="string" calcext:value-type="string">
            <text:p>fcq_eko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żne..by.żywność.zawierała.mało.tłuszczu</text:p>
          </table:table-cell>
          <table:table-cell office:value-type="string" calcext:value-type="string">
            <text:p>fcq_tlu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żne..by.żywność.była.polskiego.pochodzenia</text:p>
          </table:table-cell>
          <table:table-cell office:value-type="string" calcext:value-type="string">
            <text:p>fcq_pol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żne..by.żywność.nie.zawierała.genetycznie.modyfikowanych.składników</text:p>
          </table:table-cell>
          <table:table-cell office:value-type="string" calcext:value-type="string">
            <text:p>fcq_gmo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żne..by.żywność.zawierała.dużo.witamin.i.składników.mineralnych</text:p>
          </table:table-cell>
          <table:table-cell office:value-type="string" calcext:value-type="string">
            <text:p>fcq_wit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ażne..by.żywność.nie.zawierała.sztucznych.dodatków</text:p>
          </table:table-cell>
          <table:table-cell office:value-type="string" calcext:value-type="string">
            <text:p>fcq_dod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żne..by.żywność.charakteryzowała.się.odpowiednią.wartością.odżywczą</text:p>
          </table:table-cell>
          <table:table-cell office:value-type="string" calcext:value-type="string">
            <text:p>fcq_odz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ażne..by.żywność.zawierała.dużo.białka</text:p>
          </table:table-cell>
          <table:table-cell office:value-type="string" calcext:value-type="string">
            <text:p>fcq_bia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ażne..by.żywność.zawierała.naturalne.składniki</text:p>
          </table:table-cell>
          <table:table-cell office:value-type="string" calcext:value-type="string">
            <text:p>fcq_skl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ażne..by.żywność.przypominała.tę..którą.jadłem.am..w.dzieciństwie</text:p>
          </table:table-cell>
          <table:table-cell office:value-type="string" calcext:value-type="string">
            <text:p>fcq_dzc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ażne..by.żywność.pomagała.odprężyć.się</text:p>
          </table:table-cell>
          <table:table-cell office:value-type="string" calcext:value-type="string">
            <text:p>fcq_odp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ażne..by.żywność.była.mało.czasochłonna</text:p>
          </table:table-cell>
          <table:table-cell office:value-type="string" calcext:value-type="string">
            <text:p>fcq_czs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formacja.na.opakowaniu.produktu.jest.dla.mnie.bardzo.ważna...muszę.wiedzieć..co.ten.produkt.zawiera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równuję.etykiety..żeby.wybrać.produkty.o.najwyższej.wartości.odżywczej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wsze.sprawdzam.ceny.nawet.najdrobniejszych.produktów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równuję.informacje.na.etykietach.produktów.zanim.zdecyduję..który.produkt.wybrać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olę.kupować.produkty.naturalne..np..bez.konserwantów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aram.się.unikać.żywności.zawierającej.substancje.dodatkowe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ażniejsze.jest.wybieranie.żywności.ze.względu.na.wartość.odżywczą.niż.jej.smak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ie.ufam.nowym.produktom.żywnościowym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.przyjęciach.próbuję.nowych.potraw.i.produktów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upowanie.zagranicznych.produktów.pozbawia.Polaków.miejsc.pracy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Z.zagranicy.należy.sprowadzać.jedynie.te.produkty..które.nie.są.dostępne.w.Polsc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.zagranicy.należy.sprowadzać.jedynie.te.produkty..których.nie.można.wyprodukować.w.Polsc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m.szczególne.zaufanie.do.niektórych.marek..producentów.i.dostawców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orzystam.z.podanego.na.opakowaniu.sposobu.przygotowania.lub.przepisu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ażne..by.żywność.sprawiała.przyjemność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śli.produkt.mi.nie.smakował..nie.kupię.go.nigdy.więcej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olska.żywność.jest.świeższa.niż.zagraniczna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olska.żywność.jest.tańsza.niż.zagraniczna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olska.żywność.jest.smaczniejsza.niż.zagraniczna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ie.kupuję.produktów..których.składników.nie.znam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ubię.kupować.takie.produkty.żywnościowe..które.zrobią.na.innych.wrażenie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upowanie.różnych.produktów.żywnościowych.wywołuje.we.mnie.pozytywne.uczucia.i.emocj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aram.się..by.zrobić.zakupy.tak.szybko.i.skutecznie..jak.to.możliwe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.jakim.stopniu.cena.jest.ważna.dla.Pana.Pani.przy.ich.wyborze.</text:p>
          </table:table-cell>
          <table:table-cell office:value-type="string" calcext:value-type="string">
            <text:p>zmn_cen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.jakim.stopniu.miejsce.zakupu.jest.ważne.dla.Pana.Pani.przy.ich.wyborze.</text:p>
          </table:table-cell>
          <table:table-cell office:value-type="string" calcext:value-type="string">
            <text:p>zmn_zak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.jakim.stopniu.świeżość.jest.ważna.dla.Pana.Pani.przy.ich.wyborze.</text:p>
          </table:table-cell>
          <table:table-cell office:value-type="string" calcext:value-type="string">
            <text:p>zmn_swz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.jakim.stopniu.odmiana.ziemniaków.jest.ważna.dla.Pana.Pani.przy.ich.wyborze.</text:p>
          </table:table-cell>
          <table:table-cell office:value-type="string" calcext:value-type="string">
            <text:p>zmn_odm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.jakim.stopniu.kraj.pochodzenia.jest.ważny.dla.Pana.Pani.przy.ich.wyborze.</text:p>
          </table:table-cell>
          <table:table-cell office:value-type="string" calcext:value-type="string">
            <text:p>zmn_krj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jakim.stopniu.kolor.skórki.jest.ważny.dla.Pana.Pani.przy.ich.wyborze.</text:p>
          </table:table-cell>
          <table:table-cell office:value-type="string" calcext:value-type="string">
            <text:p>zmn_kol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.jakim.stopniu.brak.oczek.i.kiełków.jest.ważny.dla.Pana.Pani.przy.ich.wyborze.</text:p>
          </table:table-cell>
          <table:table-cell office:value-type="string" calcext:value-type="string">
            <text:p>zmn_wiz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.jaki.sposób.spożywa.je.Pan.Pani.najczęściej.</text:p>
          </table:table-cell>
          <table:table-cell office:value-type="string" calcext:value-type="string">
            <text:p>zmn_spo</text:p>
          </table:table-cell>
          <table:table-cell/>
          <table:table-cell office:value-type="string" calcext:value-type="string">
            <text:p>Jedna kulka pure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le.takich.zaznaczonych.wcześniej.porcji.Pan.Pani.spożywa.w.ramach.jednego.typowego.posiłku.</text:p>
          </table:table-cell>
          <table:table-cell office:value-type="string" calcext:value-type="string">
            <text:p>zmn_por</text:p>
          </table:table-cell>
          <table:table-cell/>
          <table:table-cell office:value-type="string" calcext:value-type="string">
            <text:p>Jeden cały ziemniak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k.często.Pan.Pani.je.spożywa.</text:p>
          </table:table-cell>
          <table:table-cell office:value-type="string" calcext:value-type="string">
            <text:p>zmn_czs</text:p>
          </table:table-cell>
          <table:table-cell/>
          <table:table-cell office:value-type="string" calcext:value-type="string">
            <text:p>Nie spożyw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oszę.wybrać.najbardziej.pasujące.zdanie</text:p>
          </table:table-cell>
          <table:table-cell office:value-type="string" calcext:value-type="string">
            <text:p>zmn_oko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.jakim.miejscu.Pan.Pani.kupuje.je.najczęściej.</text:p>
          </table:table-cell>
          <table:table-cell office:value-type="string" calcext:value-type="string">
            <text:p>zmn_msc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z.ziemi.luzem</text:p>
          </table:table-cell>
          <table:table-cell office:value-type="string" calcext:value-type="string">
            <text:p>zmn_zlu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yte.luzem</text:p>
          </table:table-cell>
          <table:table-cell office:value-type="string" calcext:value-type="string">
            <text:p>zmn_mlu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z.ziemi.w.worku</text:p>
          </table:table-cell>
          <table:table-cell office:value-type="string" calcext:value-type="string">
            <text:p>zmn_zwo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yte.w.worku</text:p>
          </table:table-cell>
          <table:table-cell office:value-type="string" calcext:value-type="string">
            <text:p>zmn_mwo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ie.kupuję</text:p>
          </table:table-cell>
          <table:table-cell office:value-type="string" calcext:value-type="string">
            <text:p>zmn_nie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zy.Pana.Pani.zdaniem.ziemniaki.są.trudne.w.obróbce.</text:p>
          </table:table-cell>
          <table:table-cell office:value-type="string" calcext:value-type="string">
            <text:p>zmn_obr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zy.Pana.Pani.zdaniem.ziemniaki.nadają.się.do.przygotowania.wielu.potraw.</text:p>
          </table:table-cell>
          <table:table-cell office:value-type="string" calcext:value-type="string">
            <text:p>zmn_pot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zy.Pana.Pani.zdaniem.ziemniaki.mają.korzystny.wpływ.na.zdrowie.</text:p>
          </table:table-cell>
          <table:table-cell office:value-type="string" calcext:value-type="string">
            <text:p>zmn_zdr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zy.Pana.Pani.zdaniem.ziemniaki.dostępne.na.polskim.rynku.są.smaczne.</text:p>
          </table:table-cell>
          <table:table-cell office:value-type="string" calcext:value-type="string">
            <text:p>zmn_smc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zy.Pana.Pani.zdaniem.ziemniaki.dostępne.na.polskim.rynku.mają.dobrą.jakość.</text:p>
          </table:table-cell>
          <table:table-cell office:value-type="string" calcext:value-type="string">
            <text:p>zmn_jak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łatki.ziemniaczane</text:p>
          </table:table-cell>
          <table:table-cell office:value-type="string" calcext:value-type="string">
            <text:p>zmn_pl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ąka.skrobia.ziemniaczana</text:p>
          </table:table-cell>
          <table:table-cell office:value-type="string" calcext:value-type="string">
            <text:p>zmn_skr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ipsy.ziemniaczane</text:p>
          </table:table-cell>
          <table:table-cell office:value-type="string" calcext:value-type="string">
            <text:p>zmn_chi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rytki.ziemniaczane.i.smażone.ziemniaki.w.innych.formach</text:p>
          </table:table-cell>
          <table:table-cell office:value-type="string" calcext:value-type="string">
            <text:p>zmn_fry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yzy.ziemniaczane</text:p>
          </table:table-cell>
          <table:table-cell office:value-type="string" calcext:value-type="string">
            <text:p>zmn_pyz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żadne.z.wymienionych</text:p>
          </table:table-cell>
          <table:table-cell office:value-type="string" calcext:value-type="string">
            <text:p>zmn_nic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ther.1</text:p>
          </table:table-cell>
          <table:table-cell office:value-type="string" calcext:value-type="string">
            <text:p>zmn_inn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.jakim.stopniu.cena.jest.ważna.dla.Pana.Pani.przy.ich.wyborze..1</text:p>
          </table:table-cell>
          <table:table-cell office:value-type="string" calcext:value-type="string">
            <text:p>pmd_cen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.jakim.stopniu.miejsce.zakupu.jest.ważne.dla.Pana.Pani.przy.ich.wyborze..1</text:p>
          </table:table-cell>
          <table:table-cell office:value-type="string" calcext:value-type="string">
            <text:p>pmd_zak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.jakim.stopniu.świeżość.jest.ważna.dla.Pana.Pani.przy.ich.wyborze..1</text:p>
          </table:table-cell>
          <table:table-cell office:value-type="string" calcext:value-type="string">
            <text:p>pmd_swz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.jakim.stopniu.odmiana.pomidorów.jest.ważna.dla.Pana.Pani.przy.ich.wyborze.</text:p>
          </table:table-cell>
          <table:table-cell office:value-type="string" calcext:value-type="string">
            <text:p>pmd_odm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.jakim.stopniu.kraj.pochodzenia.jest.ważny.dla.Pana.Pani.przy.ich.wyborze..1</text:p>
          </table:table-cell>
          <table:table-cell office:value-type="string" calcext:value-type="string">
            <text:p>pmd_krj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.jakim.stopniu.kolor.skórki.jest.ważny.dla.Pana.Pani.przy.ich.wyborze..1</text:p>
          </table:table-cell>
          <table:table-cell office:value-type="string" calcext:value-type="string">
            <text:p>pmd_kol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akie.pomidory.Pan.Pani.wybiera.ze.względu.na.smak.</text:p>
          </table:table-cell>
          <table:table-cell office:value-type="string" calcext:value-type="string">
            <text:p>pmd_smk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.jakim.stopniu.miękkość.pomidorów.jest.ważna.dla.Pana.Pani.przy.ich.wyborze.</text:p>
          </table:table-cell>
          <table:table-cell office:value-type="string" calcext:value-type="string">
            <text:p>pmd_mie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.jaki.sposób.spożywa.je.Pan.Pani.najczęściej..1</text:p>
          </table:table-cell>
          <table:table-cell office:value-type="string" calcext:value-type="string">
            <text:p>pmd_spo</text:p>
          </table:table-cell>
          <table:table-cell/>
          <table:table-cell office:value-type="string" calcext:value-type="string">
            <text:p>1 cały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le.takich.zaznaczonych.wcześniej.porcji.Pan.Pani.spożywa.w.ramach.jednego.typowego.posiłku..1</text:p>
          </table:table-cell>
          <table:table-cell office:value-type="string" calcext:value-type="string">
            <text:p>pmd_por</text:p>
          </table:table-cell>
          <table:table-cell/>
          <table:table-cell office:value-type="string" calcext:value-type="string">
            <text:p>1 ćwiartka</text:p>
          </table:table-cell>
          <table:table-cell table:formula="of:=170/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ak.często.Pan.Pani.je.spożywa..1</text:p>
          </table:table-cell>
          <table:table-cell office:value-type="string" calcext:value-type="string">
            <text:p>pmd_czs</text:p>
          </table:table-cell>
          <table:table-cell/>
          <table:table-cell office:value-type="string" calcext:value-type="string">
            <text:p>1 plaster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oszę.wybrać.najbardziej.pasujące.zdanie.1</text:p>
          </table:table-cell>
          <table:table-cell office:value-type="string" calcext:value-type="string">
            <text:p>pmd_oko</text:p>
          </table:table-cell>
          <table:table-cell/>
          <table:table-cell office:value-type="string" calcext:value-type="string">
            <text:p>1 połow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.jakim.miejscu.Pan.Pani.kupuje.je.najczęściej..1</text:p>
          </table:table-cell>
          <table:table-cell office:value-type="string" calcext:value-type="string">
            <text:p>pmd_msc</text:p>
          </table:table-cell>
          <table:table-cell/>
          <table:table-cell office:value-type="string" calcext:value-type="string">
            <text:p>1 pomidor koktajlowy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zy.Pana.Pani.zdaniem.pomidory.są.trudne.w.obróbce.</text:p>
          </table:table-cell>
          <table:table-cell office:value-type="string" calcext:value-type="string">
            <text:p>pmd_obr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zy.Pana.Pani.zdaniem.pomidory.nadają.się.do.przygotowania.wielu.potraw.</text:p>
          </table:table-cell>
          <table:table-cell office:value-type="string" calcext:value-type="string">
            <text:p>pmd_pot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zy.Pana.Pani.zdaniem.pomidory.mają.korzystny.wpływ.na.zdrowie.</text:p>
          </table:table-cell>
          <table:table-cell office:value-type="string" calcext:value-type="string">
            <text:p>pmd_zdr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zy.Pana.Pani.zdaniem.pomidory.dostępne.na.polskim.rynku.są.smaczne.</text:p>
          </table:table-cell>
          <table:table-cell office:value-type="string" calcext:value-type="string">
            <text:p>pmd_smc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zy.Pana.Pani.zdaniem.pomidory.dostępne.na.polskim.rynku.mają.dobrą.jakość.</text:p>
          </table:table-cell>
          <table:table-cell office:value-type="string" calcext:value-type="string">
            <text:p>pmd_jak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ok.pomidorowy</text:p>
          </table:table-cell>
          <table:table-cell office:value-type="string" calcext:value-type="string">
            <text:p>pmd_sok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ncentrat.pomidorowy</text:p>
          </table:table-cell>
          <table:table-cell office:value-type="string" calcext:value-type="string">
            <text:p>pmd_kon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os.spaghetti</text:p>
          </table:table-cell>
          <table:table-cell office:value-type="string" calcext:value-type="string">
            <text:p>pmd_sos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pmd_ket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żem.pomidorowy</text:p>
          </table:table-cell>
          <table:table-cell office:value-type="string" calcext:value-type="string">
            <text:p>pmd_dzm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uszone.pomidory</text:p>
          </table:table-cell>
          <table:table-cell office:value-type="string" calcext:value-type="string">
            <text:p>pmd_sus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hipsy.z.pomidorów</text:p>
          </table:table-cell>
          <table:table-cell office:value-type="string" calcext:value-type="string">
            <text:p>pmd_chi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żadne.z.wymienionych.1</text:p>
          </table:table-cell>
          <table:table-cell office:value-type="string" calcext:value-type="string">
            <text:p>pmd_nic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ther.2</text:p>
          </table:table-cell>
          <table:table-cell office:value-type="string" calcext:value-type="string">
            <text:p>pmd_inn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.jakim.stopniu.cena.jest.ważna.dla.Pana.Pani.przy.ich.wyborze..2</text:p>
          </table:table-cell>
          <table:table-cell office:value-type="string" calcext:value-type="string">
            <text:p>jbl_cen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.jakim.stopniu.miejsce.zakupu.jest.ważne.dla.Pana.Pani.przy.ich.wyborze..2</text:p>
          </table:table-cell>
          <table:table-cell office:value-type="string" calcext:value-type="string">
            <text:p>jbl_zak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.jakim.stopniu.świeżość.jest.ważna.dla.Pana.Pani.przy.ich.wyborze..2</text:p>
          </table:table-cell>
          <table:table-cell office:value-type="string" calcext:value-type="string">
            <text:p>jbl_swz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.jakim.stopniu.odmiana.jabłek.jest.ważna.dla.Pana.Pani.przy.ich.wyborze.</text:p>
          </table:table-cell>
          <table:table-cell office:value-type="string" calcext:value-type="string">
            <text:p>jbl_od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.jakim.stopniu.kraj.pochodzenia.jest.ważny.dla.Pana.Pani.przy.ich.wyborze..2</text:p>
          </table:table-cell>
          <table:table-cell office:value-type="string" calcext:value-type="string">
            <text:p>jbl_krj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.jakim.stopniu.kolor.skórki.jest.ważny.dla.Pana.Pani.przy.ich.wyborze..2</text:p>
          </table:table-cell>
          <table:table-cell office:value-type="string" calcext:value-type="string">
            <text:p>jbl_kol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W.jakim.stopniu.miękkość.jabłek.jest.ważna.dla.Pana.Pani.przy.ich.wyborze.</text:p>
          </table:table-cell>
          <table:table-cell office:value-type="string" calcext:value-type="string">
            <text:p>jbl_mie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akie.jabłka.Pan.Pani.wybiera.ze.względu.na.smak.</text:p>
          </table:table-cell>
          <table:table-cell office:value-type="string" calcext:value-type="string">
            <text:p>jbl_smk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ak.często.Pan.Pani.je.spożywa..2</text:p>
          </table:table-cell>
          <table:table-cell office:value-type="string" calcext:value-type="string">
            <text:p>jbl_czs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roszę.wybrać.najbardziej.pasujące.zdanie.2</text:p>
          </table:table-cell>
          <table:table-cell office:value-type="string" calcext:value-type="string">
            <text:p>jbl_oko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.jakim.miejscu.Pan.Pani.kupuje.je.najczęściej..2</text:p>
          </table:table-cell>
          <table:table-cell office:value-type="string" calcext:value-type="string">
            <text:p>jbl_msc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zy.Pana.Pani.zdaniem.jabłka.są.trudne.w.obróbce.</text:p>
          </table:table-cell>
          <table:table-cell office:value-type="string" calcext:value-type="string">
            <text:p>jbl_obr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zy.Pana.Pani.zdaniem.jabłka.nadają.się.do.przygotowania.wielu.potraw.</text:p>
          </table:table-cell>
          <table:table-cell office:value-type="string" calcext:value-type="string">
            <text:p>jbl_pot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zy.Pana.Pani.zdaniem.jabłka.mają.korzystny.wpływ.na.zdrowie.</text:p>
          </table:table-cell>
          <table:table-cell office:value-type="string" calcext:value-type="string">
            <text:p>jbl_zdr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zy.Pana.Pani.zdaniem.jabłka.dostępne.na.polskim.rynku.są.smaczne.</text:p>
          </table:table-cell>
          <table:table-cell office:value-type="string" calcext:value-type="string">
            <text:p>jbl_smc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zy.Pana.Pani.zdaniem.jabłka.dostępne.na.polskim.rynku.mają.dobrą.jakość.</text:p>
          </table:table-cell>
          <table:table-cell office:value-type="string" calcext:value-type="string">
            <text:p>jbl_jak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ok.jabłkowy.100..klarowny</text:p>
          </table:table-cell>
          <table:table-cell office:value-type="string" calcext:value-type="string">
            <text:p>jbl_skl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ok.jabłkowy.100..mętny</text:p>
          </table:table-cell>
          <table:table-cell office:value-type="string" calcext:value-type="string">
            <text:p>jbl_smt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ipsy.jabłkowe</text:p>
          </table:table-cell>
          <table:table-cell office:value-type="string" calcext:value-type="string">
            <text:p>jbl_chi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żem.konfitura.jabłkowa</text:p>
          </table:table-cell>
          <table:table-cell office:value-type="string" calcext:value-type="string">
            <text:p>jbl_dzm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żadne.z.wymienionych.2</text:p>
          </table:table-cell>
          <table:table-cell office:value-type="string" calcext:value-type="string">
            <text:p>jbl_nic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ther.3</text:p>
          </table:table-cell>
          <table:table-cell office:value-type="string" calcext:value-type="string">
            <text:p>jbl_inn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.jakim.stopniu.cena.jest.ważna.dla.Pana.Pani.przy.ich.wyborze..3</text:p>
          </table:table-cell>
          <table:table-cell office:value-type="string" calcext:value-type="string">
            <text:p>pmr_cen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.jakim.stopniu.miejsce.zakupu.jest.ważne.dla.Pana.Pani.przy.ich.wyborze..3</text:p>
          </table:table-cell>
          <table:table-cell office:value-type="string" calcext:value-type="string">
            <text:p>pmr_zak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.jakim.stopniu.świeżość.jest.ważna.dla.Pana.Pani.przy.ich.wyborze..3</text:p>
          </table:table-cell>
          <table:table-cell office:value-type="string" calcext:value-type="string">
            <text:p>pmr_swz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W.jakim.stopniu.wielkość.pomarańczy.jest.ważny.dla.Pana.Pani.przy.ich.wyborze.</text:p>
          </table:table-cell>
          <table:table-cell office:value-type="string" calcext:value-type="string">
            <text:p>pmr_odm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.jakim.stopniu.kraj.pochodzenia.jest.ważny.dla.Pana.Pani.przy.ich.wyborze..3</text:p>
          </table:table-cell>
          <table:table-cell office:value-type="string" calcext:value-type="string">
            <text:p>pmr_krj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.jakim.stopniu.kolor.skórki.jest.ważny.dla.Pana.Pani.przy.ich.wyborze..3</text:p>
          </table:table-cell>
          <table:table-cell office:value-type="string" calcext:value-type="string">
            <text:p>pmr_kol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.jakim.stopniu.miękkość.pomarańczy.jest.ważna.dla.Pana.Pani.przy.ich.wyborze.</text:p>
          </table:table-cell>
          <table:table-cell office:value-type="string" calcext:value-type="string">
            <text:p>pmr_mie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akie.pomarańcze.Pan.Pani.wybiera.ze.względu.na.smak.</text:p>
          </table:table-cell>
          <table:table-cell office:value-type="string" calcext:value-type="string">
            <text:p>pmr_smk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ak.często.Pan.Pani.je.spożywa..3</text:p>
          </table:table-cell>
          <table:table-cell office:value-type="string" calcext:value-type="string">
            <text:p>pmr_czs</text:p>
          </table:table-cell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roszę.wybrać.najbardziej.pasujące.zdanie.3</text:p>
          </table:table-cell>
          <table:table-cell office:value-type="string" calcext:value-type="string">
            <text:p>pmr_oko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.jakim.miejscu.Pan.Pani.kupuje.je.najczęściej..3</text:p>
          </table:table-cell>
          <table:table-cell office:value-type="string" calcext:value-type="string">
            <text:p>pmr_msc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zy.Pana.Pani.zdaniem.pomarańcze.są.trudne.w.obróbce.</text:p>
          </table:table-cell>
          <table:table-cell office:value-type="string" calcext:value-type="string">
            <text:p>pmr_obr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zy.Pana.Pani.zdaniem.pomarańcze.nadają.się.do.przygotowania.wielu.potraw.</text:p>
          </table:table-cell>
          <table:table-cell office:value-type="string" calcext:value-type="string">
            <text:p>pmr_pot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zy.Pana.Pani.zdaniem.pomarańcze.mają.korzystny.wpływ.na.zdrowie.</text:p>
          </table:table-cell>
          <table:table-cell office:value-type="string" calcext:value-type="string">
            <text:p>pmr_zdr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zy.Pana.Pani.zdaniem.pomarańcze.dostępne.na.polskim.rynku.są.smaczne.</text:p>
          </table:table-cell>
          <table:table-cell office:value-type="string" calcext:value-type="string">
            <text:p>pmr_smc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zy.Pana.Pani.zdaniem.pomarańcze.dostępne.na.polskim.rynku.mają.dobrą.jakość.</text:p>
          </table:table-cell>
          <table:table-cell office:value-type="string" calcext:value-type="string">
            <text:p>pmr_jak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ok.pomarańczowy.100.</text:p>
          </table:table-cell>
          <table:table-cell office:value-type="string" calcext:value-type="string">
            <text:p>pmr_sok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żem.konfitura.pomarańczowa</text:p>
          </table:table-cell>
          <table:table-cell office:value-type="string" calcext:value-type="string">
            <text:p>pmr_dzm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żadne.z.wymienionych.3</text:p>
          </table:table-cell>
          <table:table-cell office:value-type="string" calcext:value-type="string">
            <text:p>pmr_nic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ther.4</text:p>
          </table:table-cell>
          <table:table-cell office:value-type="string" calcext:value-type="string">
            <text:p>pmr_inn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.jakim.stopniu.cena.jest.ważna.dla.Pana.Pani.przy.ich.wyborze..4</text:p>
          </table:table-cell>
          <table:table-cell office:value-type="string" calcext:value-type="string">
            <text:p>mkr_cen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.jakim.stopniu.miejsce.zakupu.jest.ważne.dla.Pana.Pani.przy.ich.wyborze..4</text:p>
          </table:table-cell>
          <table:table-cell office:value-type="string" calcext:value-type="string">
            <text:p>mkr_zak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.jakim.stopniu.świeżość.jest.ważna.dla.Pana.Pani.przy.ich.wyborze..4</text:p>
          </table:table-cell>
          <table:table-cell office:value-type="string" calcext:value-type="string">
            <text:p>mkr_swz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.jakim.stopniu.kształt.makaronu.jest.ważny.dla.Pana.Pani.przy.ich.wyborze.</text:p>
          </table:table-cell>
          <table:table-cell office:value-type="string" calcext:value-type="string">
            <text:p>mkr_ksz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.jakim.stopniu.kraj.pochodzenia.jest.ważny.dla.Pana.Pani.przy.ich.wyborze..4</text:p>
          </table:table-cell>
          <table:table-cell office:value-type="string" calcext:value-type="string">
            <text:p>mkr_krj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W.jakim.stopniu.kolor.makaronu.jest.ważny.dla.Pana.Pani.przy.ich.wyborze.</text:p>
          </table:table-cell>
          <table:table-cell office:value-type="string" calcext:value-type="string">
            <text:p>mkr_kol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.jakim.stopniu.marka.producenta.jest.ważna.dla.Pana.Pani.przy.ich.wyborze.</text:p>
          </table:table-cell>
          <table:table-cell office:value-type="string" calcext:value-type="string">
            <text:p>mkr_mar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Jak.często.Pan.Pani.je.spożywa..4</text:p>
          </table:table-cell>
          <table:table-cell office:value-type="string" calcext:value-type="string">
            <text:p>mkr_czs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szę.wybrać.najbardziej.pasujące.zdanie.4</text:p>
          </table:table-cell>
          <table:table-cell office:value-type="string" calcext:value-type="string">
            <text:p>mkr_cen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.jakim.miejscu.Pan.Pani.kupuje.je.najczęściej..4</text:p>
          </table:table-cell>
          <table:table-cell office:value-type="string" calcext:value-type="string">
            <text:p>mkr_msc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świderki</text:p>
          </table:table-cell>
          <table:table-cell office:value-type="string" calcext:value-type="string">
            <text:p>mkr_swi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uszelki</text:p>
          </table:table-cell>
          <table:table-cell office:value-type="string" calcext:value-type="string">
            <text:p>mkr_msz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mkr_spg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okardki</text:p>
          </table:table-cell>
          <table:table-cell office:value-type="string" calcext:value-type="string">
            <text:p>mkr_kok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rki</text:p>
          </table:table-cell>
          <table:table-cell office:value-type="string" calcext:value-type="string">
            <text:p>mkr_rur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stążki</text:p>
          </table:table-cell>
          <table:table-cell office:value-type="string" calcext:value-type="string">
            <text:p>mkr_wst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itki</text:p>
          </table:table-cell>
          <table:table-cell office:value-type="string" calcext:value-type="string">
            <text:p>mkr_nit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ie.kupuję.1</text:p>
          </table:table-cell>
          <table:table-cell office:value-type="string" calcext:value-type="string">
            <text:p>mkr_nie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zy.Pana.Pani.zdaniem.makaron.jest.trudny.do.samodzielnego.przygotowania.</text:p>
          </table:table-cell>
          <table:table-cell office:value-type="string" calcext:value-type="string">
            <text:p>mkr_obr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zy.Pana.Pani.zdaniem.makarony.nadają.się.do.przygotowania.wielu.potraw.</text:p>
          </table:table-cell>
          <table:table-cell office:value-type="string" calcext:value-type="string">
            <text:p>mkr_pot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zy.Pana.Pani.zdaniem.makarony.mają.korzystny.wpływ.na.zdrowie.</text:p>
          </table:table-cell>
          <table:table-cell office:value-type="string" calcext:value-type="string">
            <text:p>mkr_zdr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zy.Pana.Pani.zdaniem.makarony.dostępne.na.polskim.rynku.są.smaczne.</text:p>
          </table:table-cell>
          <table:table-cell office:value-type="string" calcext:value-type="string">
            <text:p>mkr_smc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zy.Pana.Pani.zdaniem.makarony.dostępne.na.polskim.rynku.mają.dobrą.jakość.</text:p>
          </table:table-cell>
          <table:table-cell office:value-type="string" calcext:value-type="string">
            <text:p>mkr_jak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.jakim.stopniu.cena.jest.ważna.dla.Pana.Pani.przy.ich.wyborze..5</text:p>
          </table:table-cell>
          <table:table-cell office:value-type="string" calcext:value-type="string">
            <text:p>plt_cen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.jakim.stopniu.miejsce.zakupu.jest.ważne.dla.Pana.Pani.przy.ich.wyborze..5</text:p>
          </table:table-cell>
          <table:table-cell office:value-type="string" calcext:value-type="string">
            <text:p>plt_zak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W.jakim.stopniu.świeżość.jest.ważna.dla.Pana.Pani.przy.ich.wyborze..5</text:p>
          </table:table-cell>
          <table:table-cell office:value-type="string" calcext:value-type="string">
            <text:p>plt_swz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.jakim.stopniu.smak.jest.ważny.dla.Pana.Pani.przy.ich.wyborze.</text:p>
          </table:table-cell>
          <table:table-cell office:value-type="string" calcext:value-type="string">
            <text:p>plt_smk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W.jakim.stopniu.kraj.pochodzenia.jest.ważny.dla.Pana.Pani.przy.ich.wyborze..5</text:p>
          </table:table-cell>
          <table:table-cell office:value-type="string" calcext:value-type="string">
            <text:p>plt_krj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.jakim.stopniu.zawartość.błonnika.jest.ważny.dla.Pana.Pani.przy.ich.wyborze.</text:p>
          </table:table-cell>
          <table:table-cell office:value-type="string" calcext:value-type="string">
            <text:p>plt_blo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.jakim.stopniu.marka.producenta.jest.ważna.dla.Pana.Pani.przy.ich.wyborze..1</text:p>
          </table:table-cell>
          <table:table-cell office:value-type="string" calcext:value-type="string">
            <text:p>plt_mar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ak.często.Pan.Pani.je.spożywa..5</text:p>
          </table:table-cell>
          <table:table-cell office:value-type="string" calcext:value-type="string">
            <text:p>plt_czs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.jakim.miejscu.Pan.Pani.kupuje.je.najczęściej..5</text:p>
          </table:table-cell>
          <table:table-cell office:value-type="string" calcext:value-type="string">
            <text:p>plt_msc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ukurydziane</text:p>
          </table:table-cell>
          <table:table-cell office:value-type="string" calcext:value-type="string">
            <text:p>plt_kuk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iodowe</text:p>
          </table:table-cell>
          <table:table-cell office:value-type="string" calcext:value-type="string">
            <text:p>plt_mio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zekoladowe</text:p>
          </table:table-cell>
          <table:table-cell office:value-type="string" calcext:value-type="string">
            <text:p>plt_cze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ynamonowe</text:p>
          </table:table-cell>
          <table:table-cell office:value-type="string" calcext:value-type="string">
            <text:p>plt_cyn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wsiane</text:p>
          </table:table-cell>
          <table:table-cell office:value-type="string" calcext:value-type="string">
            <text:p>plt_ows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uesli</text:p>
          </table:table-cell>
          <table:table-cell office:value-type="string" calcext:value-type="string">
            <text:p>plt_mus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ranola</text:p>
          </table:table-cell>
          <table:table-cell office:value-type="string" calcext:value-type="string">
            <text:p>plt_gra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ie.kupuję.2</text:p>
          </table:table-cell>
          <table:table-cell office:value-type="string" calcext:value-type="string">
            <text:p>plt_nie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zy.Pana.Pani.zdaniem.płatki.są.trudne.do.samodzielnego.przygotowania.</text:p>
          </table:table-cell>
          <table:table-cell office:value-type="string" calcext:value-type="string">
            <text:p>plt_obr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zy.Pana.Pani.zdaniem.płatki.nadają.się.do.przygotowania.wielu.potraw.</text:p>
          </table:table-cell>
          <table:table-cell office:value-type="string" calcext:value-type="string">
            <text:p>plt_pot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zy.Pana.Pani.zdaniem.płatki.mają.korzystny.wpływ.na.zdrowie.</text:p>
          </table:table-cell>
          <table:table-cell office:value-type="string" calcext:value-type="string">
            <text:p>plt_zdr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zy.Pana.Pani.zdaniem.płatki.dostępne.na.polskim.rynku.są.smaczne.</text:p>
          </table:table-cell>
          <table:table-cell office:value-type="string" calcext:value-type="string">
            <text:p>plt_smc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zy.Pana.Pani.zdaniem.płatki.dostępne.na.polskim.rynku.mają.dobrą.jakość.</text:p>
          </table:table-cell>
          <table:table-cell office:value-type="string" calcext:value-type="string">
            <text:p>plt_jak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.jakim.stopniu.cena.jest.ważna.dla.Pana.Pani.przy.jego.wyborze.</text:p>
          </table:table-cell>
          <table:table-cell office:value-type="string" calcext:value-type="string">
            <text:p>pcz_cen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.jakim.stopniu.miejsce.zakupu.jest.ważne.dla.Pana.Pani.przy.jego.wyborze.</text:p>
          </table:table-cell>
          <table:table-cell office:value-type="string" calcext:value-type="string">
            <text:p>pcz_zak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.jakim.stopniu.świeżość.jest.ważna.dla.Pana.Pani.przy.jego.wyborze.</text:p>
          </table:table-cell>
          <table:table-cell office:value-type="string" calcext:value-type="string">
            <text:p>pcz_swz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.jakim.stopniu.rodzaj.pieczywa.jest.ważny.dla.Pana.Pani.przy.jego.wyborze.</text:p>
          </table:table-cell>
          <table:table-cell office:value-type="string" calcext:value-type="string">
            <text:p>pcz_rdz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.jakim.stopniu.kraj.pochodzenia.jest.ważny.dla.Pana.Pani.przy.jego.wyborze.</text:p>
          </table:table-cell>
          <table:table-cell office:value-type="string" calcext:value-type="string">
            <text:p>pcz_krj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.jakim.stopniu.kolor.pieczywa.jest.ważny.dla.Pana.Pani.przy.jego.wyborze.</text:p>
          </table:table-cell>
          <table:table-cell office:value-type="string" calcext:value-type="string">
            <text:p>pcz_kol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.jakim.stopniu.zawartość.ziaren.jest.ważna.dla.Pana.Pani.przy.jego.wyborze.</text:p>
          </table:table-cell>
          <table:table-cell office:value-type="string" calcext:value-type="string">
            <text:p>pcz_zia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.jakim.stopniu.zawartość.błonnika.jest.ważna.dla.Pana.Pani.przy.jego.wyborze.</text:p>
          </table:table-cell>
          <table:table-cell office:value-type="string" calcext:value-type="string">
            <text:p>pcz_blo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ak.często.Pan.Pani.je.spożywa..6</text:p>
          </table:table-cell>
          <table:table-cell office:value-type="string" calcext:value-type="string">
            <text:p>pcz_blo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.jakim.miejscu.Pan.Pani.kupuje.je.najczęściej..6</text:p>
          </table:table-cell>
          <table:table-cell office:value-type="string" calcext:value-type="string">
            <text:p>pcz_msc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X1.chleb.chrupki</text:p>
          </table:table-cell>
          <table:table-cell office:value-type="string" calcext:value-type="string">
            <text:p>pcz_chr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X1.grahamka</text:p>
          </table:table-cell>
          <table:table-cell office:value-type="string" calcext:value-type="string">
            <text:p>pcz_gra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X1.kajzerka</text:p>
          </table:table-cell>
          <table:table-cell office:value-type="string" calcext:value-type="string">
            <text:p>pcz_kaj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X1.kromka.chleba.baltonowskiego</text:p>
          </table:table-cell>
          <table:table-cell office:value-type="string" calcext:value-type="string">
            <text:p>pcz_bal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X1.kromka..chleba.razowego</text:p>
          </table:table-cell>
          <table:table-cell office:value-type="string" calcext:value-type="string">
            <text:p>pcz_raz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X1.kromka.pumpernikla</text:p>
          </table:table-cell>
          <table:table-cell office:value-type="string" calcext:value-type="string">
            <text:p>pcz_pum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X1.kromka.chleba.litewskiego</text:p>
          </table:table-cell>
          <table:table-cell office:value-type="string" calcext:value-type="string">
            <text:p>pcz_lit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ie.kupuję.3</text:p>
          </table:table-cell>
          <table:table-cell office:value-type="string" calcext:value-type="string">
            <text:p>pcz_nie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le.takich.zaznaczonych.wcześniej.porcji.Pan.Pani.spożywa.w.ramach.jednego.typowego.posiłku..2</text:p>
          </table:table-cell>
          <table:table-cell office:value-type="string" calcext:value-type="string">
            <text:p>pcz_por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.jakiej.formie.kupuje.Pan.Pani.pieczywo.</text:p>
          </table:table-cell>
          <table:table-cell office:value-type="string" calcext:value-type="string">
            <text:p>pcz_for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zy.Pana.Pani.zdaniem.pieczywo.jest.trudne.w.samodzielnym.przygotowaniu.</text:p>
          </table:table-cell>
          <table:table-cell office:value-type="string" calcext:value-type="string">
            <text:p>pcz_obr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zy.Pana.Pani.zdaniem.pieczywo.nadaje.się.do.przygotowania.wielu.potraw.</text:p>
          </table:table-cell>
          <table:table-cell office:value-type="string" calcext:value-type="string">
            <text:p>pcz_pot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zy.Pana.Pani.zdaniem.pieczywo.ma.korzystny.wpływ.na.zdrowie.</text:p>
          </table:table-cell>
          <table:table-cell office:value-type="string" calcext:value-type="string">
            <text:p>pcz_zdr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zy.Pana.Pani.zdaniem.pieczywo.dostępne.na.polskim.rynku.jest.smaczne.</text:p>
          </table:table-cell>
          <table:table-cell office:value-type="string" calcext:value-type="string">
            <text:p>pcz_smc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zy.Pana.Pani.zdaniem.pieczywo.dostępne.na.polskim.rynku.ma.dobrą.jakość.</text:p>
          </table:table-cell>
          <table:table-cell office:value-type="string" calcext:value-type="string">
            <text:p>pcz_ja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00:22:31.794775413</dc:date>
    <meta:editing-duration>PT7H37M55S</meta:editing-duration>
    <meta:editing-cycles>1</meta:editing-cycles>
    <meta:document-statistic meta:table-count="1" meta:cell-count="693" meta:object-count="0"/>
    <meta:generator>LibreOffice/5.1.4.2$Linux_x86 LibreOffice_project/10m0$Build-2</meta:generator>
  </office:meta>
</office:document-meta>
</file>